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df2ee" officeooo:paragraph-rsid="001df2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8 – Teammates Work</text:p>
      <text:p text:style-name="P1"/>
      <text:p text:style-name="P1">Fery created a confirmation page, that we are still working towards implementing.</text:p>
      <text:p text:style-name="P1"/>
      <text:p text:style-name="P1">Forum created the room-reserved page, and also the read-me file included.</text:p>
      <text:p text:style-name="P1"/>
      <text:p text:style-name="P1">Druvil created the booking page, that we are still working towards implementing.</text:p>
      <text:p text:style-name="P1"/>
      <text:p text:style-name="P1">Samuel created the controller using bottle, and has connected the HTML pages together.</text:p>
      <text:p text:style-name="P1"/>
      <text:p text:style-name="P1">Joshua has created many of the python scripts that are used in the controller, and attempted to get a database working, but failed due to PSU servers being dow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6T19:50:14.293467028</meta:creation-date>
    <dc:date>2019-11-06T19:57:33.566238918</dc:date>
    <meta:editing-duration>PT7M23S</meta:editing-duration>
    <meta:editing-cycles>1</meta:editing-cycles>
    <meta:document-statistic meta:table-count="0" meta:image-count="0" meta:object-count="0" meta:page-count="1" meta:paragraph-count="6" meta:word-count="81" meta:character-count="505" meta:non-whitespace-character-count="429"/>
    <meta:generator>LibreOffice/6.0.7.3$Linux_X86_64 LibreOffice_project/00m0$Build-3</meta:generator>
  </office:meta>
</office:document-meta>
</file>